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53e9d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53e9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3e9d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53e9d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53e9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weight="bold" officeooo:rsid="00053e9d" officeooo:paragraph-rsid="00053e9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paragraph-rsid="00053e9d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53e9d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65adb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65adb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2cdbc"/>
    </style:style>
    <style:style style:name="T2" style:family="text">
      <style:text-properties officeooo:rsid="0003de3f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53e9d"/>
    </style:style>
    <style:style style:name="T6" style:family="text">
      <style:text-properties officeooo:rsid="00081e5b"/>
    </style:style>
    <style:style style:name="T7" style:family="text">
      <style:text-properties officeooo:rsid="00094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4">Nome dello use case</text:p>
          </table:table-cell>
          <table:table-cell table:style-name="Tabella58.B1" office:value-type="string">
            <text:p text:style-name="P6">Restituzione Cauzione</text:p>
            <text:p text:style-name="P5"/>
          </table:table-cell>
        </table:table-row>
        <table:table-row table:style-name="Tabella58.2">
          <table:table-cell table:style-name="Tabella58.A2" office:value-type="string">
            <text:p text:style-name="P4">Attori partecipanti</text:p>
          </table:table-cell>
          <table:table-cell table:style-name="Tabella58.B2" office:value-type="string">
            <text:p text:style-name="P7">Iniziato da: <text:span text:style-name="T6">Impiegato</text:span></text:p>
          </table:table-cell>
        </table:table-row>
        <table:table-row table:style-name="Tabella58.2">
          <table:table-cell table:style-name="Tabella58.A2" office:value-type="string">
            <text:p text:style-name="P4">Entry condition</text:p>
          </table:table-cell>
          <table:table-cell table:style-name="Tabella58.B2" office:value-type="string">
            <text:p text:style-name="P7">L'utente accede al sistema e viene riconosciuto come <text:span text:style-name="T6">Impiegato</text:span></text:p>
          </table:table-cell>
        </table:table-row>
        <table:table-row table:style-name="Tabella58.4">
          <table:table-cell table:style-name="Tabella58.A2" office:value-type="string">
            <text:p text:style-name="P4">Flusso di eventi</text:p>
          </table:table-cell>
          <table:table-cell table:style-name="Tabella58.B2" office:value-type="string">
            <text:p text:style-name="P8"/>
            <text:p text:style-name="P9">1. <text:span text:style-name="T1">Accede alla sezione </text:span><text:span text:style-name="T5">restituzione cauzione</text:span>.</text:p>
            <text:p text:style-name="P9"/>
            <text:p text:style-name="P9">2.<text:span text:style-name="T1"> </text:span><text:span text:style-name="T6">Seleziona l'utente che deve ricevere la restituzione della cauzione</text:span><text:span text:style-name="T1">. <text:s text:c="2"/></text:span></text:p>
            <text:p text:style-name="P10"/>
            <text:p text:style-name="P9">3 <text:span text:style-name="T6">Invia la notifica</text:span>.<text:line-break/><text:span text:style-name="T1"> </text:span><text:span text:style-name="T2"><text:s text:c="3"/></text:span><text:span text:style-name="T5">4. Il sistema mostra un messaggio di conferma.</text:span></text:p>
          </table:table-cell>
        </table:table-row>
        <table:table-row table:style-name="Tabella58.5">
          <table:table-cell table:style-name="Tabella58.A2" office:value-type="string">
            <text:p text:style-name="P4">Exit condition</text:p>
          </table:table-cell>
          <table:table-cell table:style-name="Tabella58.B2" office:value-type="string">
            <text:p text:style-name="P7">In caso di successo Il sistema mostra <text:span text:style-name="T1">un messaggio </text:span><text:span text:style-name="T2">di conferma.</text:span></text:p>
          </table:table-cell>
        </table:table-row>
        <table:table-row table:style-name="Tabella58.5">
          <table:table-cell table:style-name="Tabella58.A2" office:value-type="string">
            <text:p text:style-name="P4">Exception condition</text:p>
          </table:table-cell>
          <table:table-cell table:style-name="Tabella58.B2" office:value-type="string">
            <text:p text:style-name="P3"><text:span text:style-name="T3">Nel caso di un errore utente, il sistema mostra all’utente un </text:span><text:span text:style-name="T4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4">Requisiti qualitativi</text:p>
          </table:table-cell>
          <table:table-cell table:style-name="Tabella58.B2" office:value-type="string">
            <text:p text:style-name="P7"><text:span text:style-name="T7">L</text:span><text:span text:style-name="T1">'Impiegato devono ricevere un messaggio di conferma in meno di 10 secondi </text:span><text:span text:style-name="T2">dalla sottomissione dei dati.</text:span></text:p>
          </table:table-cell>
        </table:table-row>
      </table:table>
      <text:p text:style-name="P1">UC<text:span text:style-name="T5">4</text:span>: <text:span text:style-name="T6">L</text:span><text:span text:style-name="T1">'impiegato </text:span><text:span text:style-name="T5">restituiscono la cau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49:16.69</meta:creation-date>
    <dc:date>2012-10-20T16:33:20.61</dc:date>
    <meta:editing-duration>P0D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09" meta:character-count="743" meta:non-whitespace-character-count="644"/>
  </office:meta>
</office:document-meta>
</file>